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background-color="#fff2cc" loext:char-shading-value="0" style:font-style-asian="italic"/>
    </style:style>
    <style:style style:name="T3" style:family="text">
      <style:text-properties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y6q9u4ltqlnb"/>[Postmortem]<text:span text:style-name="T1"> &lt;1-liner title of what broke&gt;</text:span></text:p>
      <text:p text:style-name="Standard"><text:span text:style-name="T2">How to use this template: replace the italicized text with the details from your outage</text:span><text:span text:style-name="T1">. You might not have all the answers for how we can do better next time. You can use this doc to structure retrospective discussions with your team.</text:span></text:p>
      <text:p text:style-name="Heading_20_3"><text:bookmark text:name="_cxa1wjbtwokh"/>Overview:</text:p>
      <text:list xml:id="list564539740" text:style-name="WWNum2">
        <text:list-item>
          <text:p text:style-name="P1"><text:span text:style-name="T1">What broke?</text:span></text:p>
        </text:list-item>
        <text:list-item>
          <text:p text:style-name="P1"><text:span text:style-name="T1">Why did it break? What was the root cause?</text:span></text:p>
        </text:list-item>
        <text:list-item>
          <text:p text:style-name="P1"><text:span text:style-name="T1">Who does the breakage affect? How severe was it?</text:span></text:p>
        </text:list-item>
      </text:list>
      <text:p text:style-name="Heading_20_3"><text:bookmark text:name="_vns902441op7"/>Detection:</text:p>
      <text:list xml:id="list3253722771" text:style-name="WWNum1">
        <text:list-item>
          <text:p text:style-name="P2"><text:span text:style-name="T1">How was it detected?</text:span></text:p>
        </text:list-item>
        <text:list-item>
          <text:p text:style-name="P2"><text:span text:style-name="T1">How can we detect this faster next time?</text:span></text:p>
        </text:list-item>
      </text:list>
      <text:p text:style-name="Heading_20_3"><text:bookmark text:name="_5eg8a7hokej1"/>Mitigation</text:p>
      <text:list xml:id="list3596829146" text:style-name="WWNum3">
        <text:list-item>
          <text:p text:style-name="P3"><text:span text:style-name="T1">How was it mitigated?</text:span></text:p>
        </text:list-item>
        <text:list-item>
          <text:p text:style-name="P3"><text:span text:style-name="T1">How can we mitigate faster next time?</text:span></text:p>
        </text:list-item>
      </text:list>
      <text:p text:style-name="Heading_20_3"><text:bookmark text:name="_nx8cnkwckqh"/>Prevention</text:p>
      <text:list xml:id="list3311192416" text:style-name="WWNum4">
        <text:list-item>
          <text:p text:style-name="P4"><text:span text:style-name="T1">What can we do to prevent this from reoccuring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12" meta:character-count="590" meta:non-whitespace-character-count="500"/>
    <meta:generator>LibreOfficeDev/6.0.5.2$Linux_X86_64 LibreOffice_project/</meta:generator>
  </office:meta>
</office:document-meta>
</file>